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DocumentHelper.getChildren( Element element ,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DocumentHelper.createDocument( String namespaceUri , String qualifiedName , DocumentType docu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DocumentHelper.readDocumen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DocumentHelper.getSimpleElementTex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DocumentHelper.creat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DocumentHelper.getTransformer( DocumentType docu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DocumentHelper.writeDocument( Document document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